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6.3cm" svg:height="2cm" svg:x="6.8cm" svg:y="2cm">
          <text:p text:style-name="P1">Logowani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9.9cm" svg:y1="4.1cm" svg:x2="9.9cm" svg:y2="7.1cm">
          <text:p/>
        </draw:line>
        <draw:custom-shape draw:style-name="gr3" draw:text-style-name="P1" draw:layer="layout" svg:width="1.8cm" svg:height="1.8cm" svg:x="9.1cm" svg:y="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1cm" svg:y1="8.2cm" svg:x2="13.9cm" svg:y2="8.2cm">
          <text:p/>
        </draw:line>
        <draw:line draw:style-name="gr2" draw:text-style-name="P1" draw:layer="layout" svg:x1="13.9cm" svg:y1="8.2cm" svg:x2="13.9cm" svg:y2="9.6cm">
          <text:p/>
        </draw:line>
        <draw:frame draw:style-name="gr5" draw:layer="layout" svg:width="4cm" svg:height="1.1cm" svg:x="11.3cm" svg:y="7.1cm">
          <draw:text-box>
            <text:p>Pozytywne</text:p>
          </draw:text-box>
        </draw:frame>
        <draw:frame draw:style-name="gr5" draw:layer="layout" svg:width="4cm" svg:height="1.1cm" svg:x="4.8cm" svg:y="6.9cm">
          <draw:text-box>
            <text:p>Negatywne</text:p>
          </draw:text-box>
        </draw:frame>
        <draw:line draw:style-name="gr2" draw:text-style-name="P1" draw:layer="layout" svg:x1="13.9cm" svg:y1="8.2cm" svg:x2="13.9cm" svg:y2="9.6cm">
          <text:p/>
        </draw:line>
        <draw:frame draw:style-name="gr5" draw:layer="layout" svg:width="4cm" svg:height="1.1cm" svg:x="11.3cm" svg:y="7.1cm">
          <draw:text-box>
            <text:p>Pozytywne</text:p>
          </draw:text-box>
        </draw:frame>
        <draw:line draw:style-name="gr4" draw:text-style-name="P1" draw:layer="layout" svg:x1="9.1cm" svg:y1="8.2cm" svg:x2="4.2cm" svg:y2="8.2cm">
          <text:p/>
        </draw:line>
        <draw:line draw:style-name="gr2" draw:text-style-name="P1" draw:layer="layout" svg:x1="4.2cm" svg:y1="8.2cm" svg:x2="4.2cm" svg:y2="6.5cm">
          <text:p/>
        </draw:line>
        <draw:rect draw:style-name="gr6" draw:text-style-name="P1" draw:layer="layout" svg:width="6.4cm" svg:height="1.6cm" svg:x="1.6cm" svg:y="4.8cm">
          <text:p text:style-name="P1">Przekierowanie </text:p>
          <text:p text:style-name="P1">Do strony logowania</text:p>
        </draw:rect>
        <draw:line draw:style-name="gr2" draw:text-style-name="P1" draw:layer="layout" svg:x1="3.7cm" svg:y1="3cm" svg:x2="6.7cm" svg:y2="3cm">
          <text:p/>
        </draw:line>
        <draw:line draw:style-name="gr4" draw:text-style-name="P1" draw:layer="layout" svg:x1="3.8cm" svg:y1="2.9cm" svg:x2="3.8cm" svg:y2="4.7cm">
          <text:p/>
        </draw:line>
        <draw:rect draw:style-name="gr6" draw:text-style-name="P1" draw:layer="layout" svg:width="6.5cm" svg:height="2.4cm" svg:x="11cm" svg:y="9.7cm">
          <text:p text:style-name="P1">Przygotowanie Arkusza</text:p>
          <text:p text:style-name="P1">(wyświetlenie)</text:p>
        </draw:rect>
        <draw:custom-shape draw:style-name="gr7" draw:text-style-name="P1" draw:layer="layout" svg:width="5.8cm" svg:height="2.4cm" svg:x="3.4cm" svg:y="9.7cm">
          <text:p text:style-name="P1">Modyfikacja</text:p>
          <text:p text:style-name="P1">Przez użytkownika</text:p>
          <text:p text:style-name="P1">użytkownika</text:p>
          <draw:enhanced-geometry svg:viewBox="0 0 21600 21600" draw:text-areas="800 800 20800 20800" draw:mirror-horizontal="false" draw:mirror-vertical="false" draw:type="round-rectangular-callout" draw:modifiers="29307.6366143768 18424.3231986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6" draw:text-style-name="P1" draw:layer="layout" svg:width="6.5cm" svg:height="2.4cm" svg:x="11cm" svg:y="13.5cm">
          <text:p text:style-name="P1">Wylogowanie</text:p>
        </draw:rect>
        <draw:line draw:style-name="gr2" draw:text-style-name="P1" draw:layer="layout" svg:x1="14cm" svg:y1="12.1cm" svg:x2="14cm" svg:y2="13.5cm">
          <text:p/>
        </draw:line>
        <draw:line draw:style-name="gr2" draw:text-style-name="P1" draw:layer="layout" svg:x1="14.1cm" svg:y1="15.9cm" svg:x2="14.1cm" svg:y2="17.3cm">
          <text:p/>
        </draw:line>
        <draw:rect draw:style-name="gr6" draw:text-style-name="P1" draw:layer="layout" svg:width="7.9cm" svg:height="2.4cm" svg:x="10.4cm" svg:y="17.2cm">
          <text:p text:style-name="P1">Przekierowanie do screenu </text:p>
          <text:p text:style-name="P1">użytkownika</text:p>
        </draw:rect>
        <draw:custom-shape draw:style-name="gr3" draw:text-style-name="P1" draw:layer="layout" svg:width="0.9cm" svg:height="0.9cm" svg:x="13.6cm" svg:y="2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1cm" svg:y1="19.4cm" svg:x2="14.1cm" svg:y2="2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 W</meta:initial-creator>
    <meta:creation-date>2019-01-20T14:47:56.56</meta:creation-date>
    <dc:date>2019-01-20T14:58:18.72</dc:date>
    <dc:creator>P W</dc:creator>
    <meta:editing-duration>PT10M22S</meta:editing-duration>
    <meta:editing-cycles>1</meta:editing-cycles>
    <meta:generator>OpenOffice/4.1.6$Win32 OpenOffice.org_project/416m1$Build-9790</meta:generator>
    <meta:document-statistic meta:object-count="22"/>
  </office:meta>
</office:document-meta>
</file>